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8.02.2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K</text:p>
          </table:table-cell>
          <table:table-cell/>
          <table:table-cell office:value-type="string" calcext:value-type="string">
            <text:p>pix2pix layout with fourth / third downsampling layer</text:p>
          </table:table-cell>
          <table:table-cell table:number-columns-repeated="5"/>
          <table:table-cell office:value-type="string" calcext:value-type="string">
            <text:p>current layout with only 3 / 2 downsampling layer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tor</text:p>
          </table:table-cell>
          <table:table-cell office:value-type="float" office:value="33481857" calcext:value-type="float">
            <text:p>33481857</text:p>
          </table:table-cell>
          <table:table-cell office:value-type="float" office:value="46083265" calcext:value-type="float">
            <text:p>46083265</text:p>
          </table:table-cell>
          <table:table-cell office:value-type="float" office:value="58701121" calcext:value-type="float">
            <text:p>58701121</text:p>
          </table:table-cell>
          <table:table-cell table:number-columns-repeated="2"/>
          <table:table-cell office:value-type="string" calcext:value-type="string">
            <text:p>gener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criminator</text:p>
          </table:table-cell>
          <table:table-cell office:value-type="float" office:value="11075329" calcext:value-type="float">
            <text:p>11075329</text:p>
          </table:table-cell>
          <table:table-cell office:value-type="float" office:value="11220801" calcext:value-type="float">
            <text:p>11220801</text:p>
          </table:table-cell>
          <table:table-cell office:value-type="float" office:value="11253697" calcext:value-type="float">
            <text:p>11253697</text:p>
          </table:table-cell>
          <table:table-cell table:number-columns-repeated="2"/>
          <table:table-cell office:value-type="string" calcext:value-type="string">
            <text:p>discrimin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+SUM([.D6:.D7])" office:value-type="float" office:value="44557186" calcext:value-type="float">
            <text:p>44557186</text:p>
          </table:table-cell>
          <table:table-cell table:formula="of:=+SUM([.E6:.E7])" office:value-type="float" office:value="57304066" calcext:value-type="float">
            <text:p>57304066</text:p>
          </table:table-cell>
          <table:table-cell table:formula="of:=+SUM([.F6:.F7])" office:value-type="float" office:value="69954818" calcext:value-type="float">
            <text:p>69954818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+SUM([.J6:.J7])" office:value-type="float" office:value="0" calcext:value-type="float">
            <text:p>0</text:p>
          </table:table-cell>
          <table:table-cell table:formula="of:=+SUM([.K6:.K7])" office:value-type="float" office:value="0" calcext:value-type="float">
            <text:p>0</text:p>
          </table:table-cell>
          <table:table-cell table:formula="of:=+SUM([.L6:.L7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mbed.netw.</text:p>
          </table:table-cell>
          <table:table-cell office:value-type="float" office:value="4243968" calcext:value-type="float">
            <text:p>4243968</text:p>
          </table:table-cell>
          <table:table-cell office:value-type="float" office:value="4260416" calcext:value-type="float">
            <text:p>4260416</text:p>
          </table:table-cell>
          <table:table-cell office:value-type="float" office:value="4293312" calcext:value-type="float">
            <text:p>42933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0:58:17.245762446</meta:creation-date>
    <dc:date>2021-02-18T21:38:29.679697509</dc:date>
    <meta:editing-duration>PT9M22S</meta:editing-duration>
    <meta:editing-cycles>2</meta:editing-cycles>
    <meta:generator>LibreOffice/6.4.6.2$Linux_X86_64 LibreOffice_project/40$Build-2</meta:generator>
    <meta:document-statistic meta:table-count="1" meta:cell-count="34" meta:object-count="0"/>
  </office:meta>
</office:document-meta>
</file>